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8.224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co4" style:family="table-column">
      <style:table-column-properties style:column-width="7.517cm" style:use-optimal-column-width="false"/>
    </style:style>
    <style:style style:name="co5" style:family="table-column">
      <style:table-column-properties style:column-width="8.00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15.272cm" svg:height="18.386cm" svg:x="1.647cm" svg:y="3.8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Users</text:p>
              </table:table-cell>
              <table:covered-table-cell/>
            </table:table-row>
            <table:table-row table:style-name="ro2" table:default-cell-style-name="gray2">
              <table:table-cell>
                <text:p>id</text:p>
              </table:table-cell>
              <table:table-cell>
                <text:p>SERIAL PRIMARY KEY</text:p>
              </table:table-cell>
            </table:table-row>
            <table:table-row table:style-name="ro1" table:default-cell-style-name="gray1">
              <table:table-cell>
                <text:p>email</text:p>
              </table:table-cell>
              <table:table-cell>
                <text:p>VARCHAR(50) UNIQUE</text:p>
              </table:table-cell>
            </table:table-row>
            <table:table-row table:style-name="ro1" table:default-cell-style-name="gray2">
              <table:table-cell>
                <text:p>pswd</text:p>
              </table:table-cell>
              <table:table-cell>
                <text:p>VARCHAR(60) NOT NULL</text:p>
              </table:table-cell>
            </table:table-row>
            <table:table-row table:style-name="ro1" table:default-cell-style-name="gray1">
              <table:table-cell>
                <text:p>firstName</text:p>
              </table:table-cell>
              <table:table-cell>
                <text:p>VARCHAR(50) NOT NULL</text:p>
              </table:table-cell>
            </table:table-row>
            <table:table-row table:style-name="ro1" table:default-cell-style-name="gray2">
              <table:table-cell>
                <text:p>lastName</text:p>
              </table:table-cell>
              <table:table-cell>
                <text:p>VARCHAR(50) NOT NULL</text:p>
              </table:table-cell>
            </table:table-row>
            <table:table-row table:style-name="ro1" table:default-cell-style-name="gray1">
              <table:table-cell>
                <text:p>isApproved</text:p>
              </table:table-cell>
              <table:table-cell>
                <text:p>SMALLINT DEFAULT 0 (indique si l’utilisateur à été validé par l’administrateur)</text:p>
              </table:table-cell>
            </table:table-row>
            <table:table-row table:style-name="ro1" table:default-cell-style-name="gray2">
              <table:table-cell>
                <text:p>userRole</text:p>
              </table:table-cell>
              <table:table-cell>
                <text:p>VARCHAR(15) NOT NULL</text:p>
              </table:table-cell>
            </table:table-row>
            <table:table-row table:style-name="ro1" table:default-cell-style-name="gray1">
              <table:table-cell>
                <text:p>lastLogin</text:p>
              </table:table-cell>
              <table:table-cell>
                <text:p>VARCHAR(20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1.994cm" svg:x="39.242cm" svg:y="20.711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 table:number-columns-spanned="2">
                <text:p text:style-name="P1">genome</text:p>
              </table:table-cell>
              <table:covered-table-cell/>
            </table:table-row>
            <table:table-row table:style-name="ro2" table:default-cell-style-name="gray2">
              <table:table-cell>
                <text:p>id</text:p>
              </table:table-cell>
              <table:table-cell>
                <text:p>SERIAL PRIMARY KEY</text:p>
              </table:table-cell>
            </table:table-row>
            <table:table-row table:style-name="ro1" table:default-cell-style-name="gray1">
              <table:table-cell>
                <text:p>chromid</text:p>
              </table:table-cell>
              <table:table-cell>
                <text:p>VARCHAR(10) UNIQUE</text:p>
              </table:table-cell>
            </table:table-row>
            <table:table-row table:style-name="ro1" table:default-cell-style-name="gray2">
              <table:table-cell>
                <text:p>loc</text:p>
              </table:table-cell>
              <table:table-cell>
                <text:p>VARCHAR(15) NOT NULL</text:p>
              </table:table-cell>
            </table:table-row>
            <table:table-row table:style-name="ro1" table:default-cell-style-name="gray1">
              <table:table-cell>
                <text:p>sequence</text:p>
              </table:table-cell>
              <table:table-cell>
                <text:p>VARCHAR</text:p>
              </table:table-cell>
            </table:table-row>
            <table:table-row table:style-name="ro1" table:default-cell-style-name="gray2">
              <table:table-cell>
                <text:p>name</text:p>
              </table:table-cell>
              <table:table-cell>
                <text:p>VARCHAR(50) UNIQUE NOT NUL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13.1cm" svg:x="19.138cm" svg:y="3.19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 table:number-columns-spanned="2">
                <text:p text:style-name="P1">CDS</text:p>
              </table:table-cell>
              <table:covered-table-cell/>
            </table:table-row>
            <table:table-row table:style-name="ro2" table:default-cell-style-name="gray2">
              <table:table-cell>
                <text:p>id</text:p>
              </table:table-cell>
              <table:table-cell>
                <text:p>SERIAL PRIMARY KEY</text:p>
              </table:table-cell>
            </table:table-row>
            <table:table-row table:style-name="ro1" table:default-cell-style-name="gray1">
              <table:table-cell>
                <text:p>cdsid</text:p>
              </table:table-cell>
              <table:table-cell>
                <text:p>VARCHAR(10) UNIQUE</text:p>
              </table:table-cell>
            </table:table-row>
            <table:table-row table:style-name="ro1" table:default-cell-style-name="gray2">
              <table:table-cell>
                <text:p>chromid</text:p>
              </table:table-cell>
              <table:table-cell>
                <text:p>VARCHAR(10) NOT NULL FOREIGN KEY REFERENCES genome(chromid)</text:p>
              </table:table-cell>
            </table:table-row>
            <table:table-row table:style-name="ro1" table:default-cell-style-name="gray1">
              <table:table-cell>
                <text:p>location</text:p>
              </table:table-cell>
              <table:table-cell>
                <text:p>VARCHAR(15)</text:p>
              </table:table-cell>
            </table:table-row>
            <table:table-row table:style-name="ro1" table:default-cell-style-name="gray2">
              <table:table-cell>
                <text:p>sequence</text:p>
              </table:table-cell>
              <table:table-cell>
                <text:p>VARCHA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13.1cm" svg:x="39.179cm" svg:y="3.361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 table:number-columns-spanned="2">
                <text:p text:style-name="P1">pep</text:p>
              </table:table-cell>
              <table:covered-table-cell/>
            </table:table-row>
            <table:table-row table:style-name="ro2" table:default-cell-style-name="gray2">
              <table:table-cell>
                <text:p>id</text:p>
              </table:table-cell>
              <table:table-cell>
                <text:p>SERIAL PRIMARY KEY</text:p>
              </table:table-cell>
            </table:table-row>
            <table:table-row table:style-name="ro1" table:default-cell-style-name="gray1">
              <table:table-cell>
                <text:p>pepid</text:p>
              </table:table-cell>
              <table:table-cell>
                <text:p>VARCHAR(10) UNIQUE</text:p>
              </table:table-cell>
            </table:table-row>
            <table:table-row table:style-name="ro1" table:default-cell-style-name="gray2">
              <table:table-cell>
                <text:p>chromid</text:p>
              </table:table-cell>
              <table:table-cell>
                <text:p>VARCHAR(10) NOT NULL FOREIGN KEY REFERENCES genome(chromid)</text:p>
              </table:table-cell>
            </table:table-row>
            <table:table-row table:style-name="ro1" table:default-cell-style-name="gray1">
              <table:table-cell>
                <text:p>location</text:p>
              </table:table-cell>
              <table:table-cell>
                <text:p>VARCHAR(20) NOT NULL</text:p>
              </table:table-cell>
            </table:table-row>
            <table:table-row table:style-name="ro1" table:default-cell-style-name="gray2">
              <table:table-cell>
                <text:p>sequence</text:p>
              </table:table-cell>
              <table:table-cell>
                <text:p>VARCHA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" draw:id="id2" draw:layer="layout" svg:width="15.524cm" svg:height="26.595cm" svg:x="18.801cm" svg:y="18.37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1">annot</text:p>
              </table:table-cell>
              <table:covered-table-cell/>
            </table:table-row>
            <table:table-row table:style-name="ro2" table:default-cell-style-name="gray2">
              <table:table-cell>
                <text:p>id</text:p>
              </table:table-cell>
              <table:table-cell>
                <text:p>SERIAL PRIMARY KEY</text:p>
              </table:table-cell>
            </table:table-row>
            <table:table-row table:style-name="ro1" table:default-cell-style-name="gray1">
              <table:table-cell>
                <text:p>annotid</text:p>
              </table:table-cell>
              <table:table-cell>
                <text:p>VARCHAR(10) UNIQUE FOREIGN KEY REFERENCES pep(pepid)</text:p>
              </table:table-cell>
            </table:table-row>
            <table:table-row table:style-name="ro1" table:default-cell-style-name="gray2">
              <table:table-cell>
                <text:p>geneid</text:p>
              </table:table-cell>
              <table:table-cell>
                <text:p>VARCHAR(20)</text:p>
              </table:table-cell>
            </table:table-row>
            <table:table-row table:style-name="ro1" table:default-cell-style-name="gray1">
              <table:table-cell>
                <text:p>genetype</text:p>
              </table:table-cell>
              <table:table-cell>
                <text:p>VARCHAR(20)</text:p>
              </table:table-cell>
            </table:table-row>
            <table:table-row table:style-name="ro1" table:default-cell-style-name="gray2">
              <table:table-cell>
                <text:p>transcript</text:p>
              </table:table-cell>
              <table:table-cell>
                <text:p>VARCHAR(20)</text:p>
              </table:table-cell>
            </table:table-row>
            <table:table-row table:style-name="ro1" table:default-cell-style-name="gray1">
              <table:table-cell>
                <text:p>transcriptType</text:p>
              </table:table-cell>
              <table:table-cell>
                <text:p>VARCHAR(20)</text:p>
              </table:table-cell>
            </table:table-row>
            <table:table-row table:style-name="ro1" table:default-cell-style-name="gray2">
              <table:table-cell>
                <text:p>symbol</text:p>
              </table:table-cell>
              <table:table-cell>
                <text:p>VARCHAR(20)</text:p>
              </table:table-cell>
            </table:table-row>
            <table:table-row table:style-name="ro1" table:default-cell-style-name="gray1">
              <table:table-cell>
                <text:p>description</text:p>
              </table:table-cell>
              <table:table-cell>
                <text:p>VARCHAR(20)</text:p>
              </table:table-cell>
            </table:table-row>
            <table:table-row table:style-name="ro1" table:default-cell-style-name="gray2">
              <table:table-cell>
                <text:p>validated</text:p>
              </table:table-cell>
              <table:table-cell>
                <text:p>SMALLINT NOT NULL</text:p>
                <text:p>(indique si les annotations sont valides)</text:p>
              </table:table-cell>
            </table:table-row>
            <table:table-row table:style-name="ro1" table:default-cell-style-name="gray1">
              <table:table-cell>
                <text:p>upreview</text:p>
              </table:table-cell>
              <table:table-cell>
                <text:p>SMALLINT NOT NULL</text:p>
                <text:p>(indique si les annotations sont prêtes à être reviewées)</text:p>
              </table:table-cell>
            </table:table-row>
            <table:table-row table:style-name="ro1" table:default-cell-style-name="gray2">
              <table:table-cell>
                <text:p>annotator</text:p>
              </table:table-cell>
              <table:table-cell>
                <text:p>INTEGER REFERENCES users(id)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1" draw:layer="layout" svg:x1="9.283cm" svg:y1="22.261cm" svg:x2="18.801cm" svg:y2="31.668cm" draw:start-shape="id1" draw:start-glue-point="2" draw:end-shape="id2" svg:d="M9283 22261v9407h9518" svg:viewBox="0 0 9519 9408">
          <text:p/>
        </draw:connector>
        <draw:line draw:style-name="gr2" draw:text-style-name="P2" draw:layer="layout" svg:x1="33.258cm" svg:y1="9.128cm" svg:x2="39.354cm" svg:y2="9.128cm">
          <text:p/>
        </draw:line>
        <draw:line draw:style-name="gr2" draw:text-style-name="P2" draw:layer="layout" svg:x1="46.847cm" svg:y1="16.621cm" svg:x2="46.847cm" svg:y2="20.685cm">
          <text:p/>
        </draw:line>
        <draw:line draw:style-name="gr2" draw:text-style-name="P2" draw:layer="layout" svg:x1="33.385cm" svg:y1="15.605cm" svg:x2="37.449cm" svg:y2="15.605cm">
          <text:p/>
        </draw:line>
        <draw:line draw:style-name="gr2" draw:text-style-name="P2" draw:layer="layout" svg:x1="37.322cm" svg:y1="15.732cm" svg:x2="37.449cm" svg:y2="27.162cm">
          <text:p/>
        </draw:line>
        <draw:line draw:style-name="gr2" draw:text-style-name="P2" draw:layer="layout" svg:x1="37.322cm" svg:y1="27.289cm" svg:x2="39.354cm" svg:y2="27.289cm">
          <text:p/>
        </draw:line>
        <draw:frame draw:style-name="gr3" draw:text-style-name="P3" draw:layer="layout" svg:width="2.286cm" svg:height="1.905cm" svg:x="16.875cm" svg:y="29.575cm">
          <draw:text-box>
            <text:p><text:span text:style-name="T1">0:n</text:span></text:p>
          </draw:text-box>
        </draw:frame>
        <draw:frame draw:style-name="gr3" draw:text-style-name="P3" draw:layer="layout" svg:width="2.286cm" svg:height="1.905cm" svg:x="9.128cm" svg:y="22.209cm">
          <draw:text-box>
            <text:p><text:span text:style-name="T1">0:n</text:span></text:p>
          </draw:text-box>
        </draw:frame>
        <draw:frame draw:style-name="gr4" draw:text-style-name="P4" draw:layer="layout" svg:width="9.144cm" svg:height="2.667cm" svg:x="6.969cm" svg:y="31.734cm">
          <draw:text-box>
            <text:p><text:span text:style-name="T2">ApourAnnotateur</text:span></text:p>
          </draw:text-box>
        </draw:frame>
        <draw:frame draw:style-name="gr3" draw:text-style-name="P4" draw:layer="layout" svg:width="1.905cm" svg:height="1.905cm" svg:x="33.258cm" svg:y="7.604cm">
          <draw:text-box>
            <text:p><text:span text:style-name="T2">1:1</text:span></text:p>
          </draw:text-box>
        </draw:frame>
        <draw:frame draw:style-name="gr3" draw:text-style-name="P4" draw:layer="layout" svg:width="1.905cm" svg:height="1.905cm" svg:x="37.068cm" svg:y="7.604cm">
          <draw:text-box>
            <text:p><text:span text:style-name="T2">1:1</text:span></text:p>
          </draw:text-box>
        </draw:frame>
        <draw:frame draw:style-name="gr5" draw:text-style-name="P5" draw:layer="layout" svg:width="6.477cm" svg:height="2.413cm" svg:x="33.385cm" svg:y="9.636cm">
          <draw:text-box>
            <text:p><text:span text:style-name="T3">ApourPourGene</text:span></text:p>
          </draw:text-box>
        </draw:frame>
        <draw:frame draw:style-name="gr6" draw:text-style-name="P4" draw:layer="layout" svg:width="2.032cm" svg:height="2.032cm" svg:x="46.847cm" svg:y="16.367cm">
          <draw:text-box>
            <text:p><text:span text:style-name="T2">1:n</text:span></text:p>
          </draw:text-box>
        </draw:frame>
        <draw:frame draw:style-name="gr3" draw:text-style-name="P4" draw:layer="layout" svg:width="1.905cm" svg:height="1.905cm" svg:x="46.974cm" svg:y="19.669cm">
          <draw:text-box>
            <text:p><text:span text:style-name="T2">1:1</text:span></text:p>
          </draw:text-box>
        </draw:frame>
        <draw:frame draw:style-name="gr7" draw:text-style-name="P4" draw:layer="layout" svg:width="6.096cm" svg:height="1.524cm" svg:x="47.609cm" svg:y="17.891cm">
          <draw:text-box>
            <text:p><text:span text:style-name="T2">ApourPeptide</text:span></text:p>
          </draw:text-box>
        </draw:frame>
        <draw:frame draw:style-name="gr6" draw:text-style-name="P4" draw:layer="layout" svg:width="2.032cm" svg:height="2.032cm" svg:x="33.385cm" svg:y="14.208cm">
          <draw:text-box>
            <text:p><text:span text:style-name="T2">1:n</text:span></text:p>
          </draw:text-box>
        </draw:frame>
        <draw:frame draw:style-name="gr3" draw:text-style-name="P4" draw:layer="layout" svg:width="1.905cm" svg:height="1.905cm" svg:x="37.576cm" svg:y="26.019cm">
          <draw:text-box>
            <text:p><text:span text:style-name="T2">1:1</text:span></text:p>
          </draw:text-box>
        </draw:frame>
        <draw:frame draw:style-name="gr8" draw:text-style-name="P4" draw:layer="layout" svg:width="6.858cm" svg:height="1.778cm" svg:x="34.528cm" svg:y="17.002cm">
          <draw:text-box>
            <text:p><text:span text:style-name="T2">ApourCDS</text:span></text:p>
          </draw:text-box>
        </draw:frame>
        <draw:line draw:style-name="gr2" draw:text-style-name="P2" draw:layer="layout" svg:x1="34.274cm" svg:y1="37.703cm" svg:x2="59.547cm" svg:y2="37.703cm">
          <text:p/>
        </draw:line>
        <draw:line draw:style-name="gr2" draw:text-style-name="P2" draw:layer="layout" svg:x1="59.547cm" svg:y1="15.097cm" svg:x2="53.324cm" svg:y2="15.097cm">
          <text:p/>
        </draw:line>
        <draw:line draw:style-name="gr2" draw:text-style-name="P2" draw:layer="layout" svg:x1="59.42cm" svg:y1="14.97cm" svg:x2="59.547cm" svg:y2="37.83cm">
          <text:p/>
        </draw:line>
        <draw:frame draw:style-name="gr3" draw:text-style-name="P4" draw:layer="layout" svg:width="1.905cm" svg:height="1.905cm" svg:x="53.578cm" svg:y="13.827cm">
          <draw:text-box>
            <text:p><text:span text:style-name="T2">1:1</text:span></text:p>
          </draw:text-box>
        </draw:frame>
        <draw:frame draw:style-name="gr3" draw:text-style-name="P4" draw:layer="layout" svg:width="1.905cm" svg:height="1.905cm" svg:x="33.893cm" svg:y="36.179cm">
          <draw:text-box>
            <text:p><text:span text:style-name="T2">1:1</text:span></text:p>
          </draw:text-box>
        </draw:frame>
        <draw:frame draw:style-name="gr6" draw:text-style-name="P4" draw:layer="layout" svg:width="9.525cm" svg:height="2.032cm" svg:x="47.609cm" svg:y="38.084cm">
          <draw:text-box>
            <text:p><text:span text:style-name="T2">aPourAnnotation</text:span></text:p>
          </draw:text-box>
        </draw:frame>
        <draw:frame draw:style-name="gr9" draw:text-style-name="P4" draw:layer="layout" svg:width="5.461cm" svg:height="2.159cm" svg:x="57.261cm" svg:y="36.179cm">
          <draw:text-box>
            <text:p><text:span text:style-name="T2">1:1</text:span></text:p>
          </draw:text-box>
        </draw:frame>
        <draw:frame draw:style-name="gr10" draw:text-style-name="P4" draw:layer="layout" svg:width="6.985cm" svg:height="1.651cm" svg:x="8.747cm" svg:y="29.575cm">
          <draw:text-box>
            <text:p><text:span text:style-name="T2">n:m</text:span></text:p>
          </draw:text-box>
        </draw:frame>
        <draw:frame draw:style-name="gr6" draw:text-style-name="P4" draw:layer="layout" svg:width="2.032cm" svg:height="2.032cm" svg:x="35.671cm" svg:y="20.431cm">
          <draw:text-box>
            <text:p><text:span text:style-name="T2">1:n</text:span></text:p>
          </draw:text-box>
        </draw:frame>
        <draw:frame draw:style-name="gr6" draw:text-style-name="P4" draw:layer="layout" svg:width="2.032cm" svg:height="2.032cm" svg:x="44.815cm" svg:y="17.891cm">
          <draw:text-box>
            <text:p><text:span text:style-name="T2">1:n</text:span></text:p>
          </draw:text-box>
        </draw:frame>
        <draw:frame draw:style-name="gr3" draw:text-style-name="P4" draw:layer="layout" svg:width="1.905cm" svg:height="1.905cm" svg:x="33.894cm" svg:y="36.18cm">
          <draw:text-box>
            <text:p><text:span text:style-name="T2">1:1</text:span></text:p>
          </draw:text-box>
        </draw:frame>
        <draw:frame draw:style-name="gr3" draw:text-style-name="P4" draw:layer="layout" svg:width="1.905cm" svg:height="1.905cm" svg:x="35.036cm" svg:y="7.858cm">
          <draw:text-box>
            <text:p><text:span text:style-name="T2">1: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0:02:39.526903277</meta:creation-date>
    <meta:editing-duration>PT18S</meta:editing-duration>
    <meta:editing-cycles>2</meta:editing-cycles>
    <meta:generator>LibreOffice/6.4.6.2$Linux_X86_64 LibreOffice_project/40$Build-2</meta:generator>
    <dc:date>2020-11-04T20:02:56.763799999</dc:date>
    <meta:document-statistic meta:object-count="35"/>
  </office:meta>
</office:document-meta>
</file>